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Helvetica Neue', sans-serif"/>
    <style:font-face style:name="Google Sans Mono" svg:font-family="'Google Sans Mono', monospace"/>
    <style:font-face style:name="Helvetica Neue" svg:font-family="'Helvetica Neue', Helvetica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style:use-window-font-color="true" loext:opacity="0%" style:font-name="Google Sans" fo:font-size="12pt" fo:font-style="normal" fo:font-weight="bold"/>
    </style:style>
    <style:style style:name="P2" style:family="paragraph" style:parent-style-name="Heading_20_3" style:master-page-name="">
      <style:paragraph-properties fo:margin-left="0cm" fo:margin-right="0cm" fo:margin-top="1.164cm" fo:margin-bottom="0.423cm" style:contextual-spacing="false" style:line-height-at-least="0.635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style:use-window-font-color="true" loext:opacity="0%" style:font-name="Google Sans" fo:font-size="12pt" fo:font-style="normal" fo:font-weight="bold"/>
    </style:style>
    <style:style style:name="P3" style:family="paragraph" style:parent-style-name="Heading_20_3" style:master-page-name="">
      <style:paragraph-properties fo:margin-left="0cm" fo:margin-right="0cm" fo:margin-top="1.164cm" fo:margin-bottom="0.423cm" style:contextual-spacing="false" style:line-height-at-least="0.635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style:use-window-font-color="true" loext:opacity="0%" style:font-name="Google Sans" fo:font-size="12pt" fo:font-style="normal" fo:font-weight="bold"/>
    </style:style>
    <style:style style:name="P4" style:family="paragraph" style:parent-style-name="Heading_20_3" style:master-page-name="">
      <style:paragraph-properties fo:margin-left="0cm" fo:margin-right="0cm" fo:margin-top="1.164cm" fo:margin-bottom="0.423cm" style:contextual-spacing="false" style:line-height-at-least="0.635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style:use-window-font-color="true" loext:opacity="0%" style:font-name="Google Sans" fo:font-size="12pt" fo:font-style="normal" fo:font-weight="bold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476cm" fo:orphans="2" fo:widows="2" fo:text-indent="0cm" style:auto-text-indent="false" fo:break-before="auto" fo:break-after="auto" fo:padding="0cm" fo:border="none" fo:keep-with-next="auto" style:writing-mode="lr-tb"/>
    </style:style>
    <style:style style:name="P6" style:family="paragraph" style:parent-style-name="Preformatted_20_Text" style:master-page-name="">
      <style:paragraph-properties fo:margin-left="0cm" fo:margin-right="0cm" fo:margin-top="0cm" fo:margin-bottom="0cm" style:contextual-spacing="false" style:line-height-at-least="0.476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7" style:family="paragraph" style:parent-style-name="Preformatted_20_Text" style:master-page-name="">
      <style:paragraph-properties fo:margin-left="0cm" fo:margin-right="0cm" fo:margin-top="0cm" fo:margin-bottom="0cm" style:contextual-spacing="false" style:line-height-at-least="0.476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476cm" fo:orphans="2" fo:widows="2" fo:break-before="auto" fo:break-after="auto" fo:padding="0cm" fo:border="none" fo:keep-with-next="auto" style:writing-mode="lr-tb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476cm" fo:orphans="2" fo:widows="2" fo:break-before="auto" fo:break-after="auto" fo:padding="0cm" fo:border="none" fo:keep-with-next="auto" style:writing-mode="lr-tb"/>
      <style:text-properties style:use-window-font-color="true" loext:opacity="0%"/>
    </style:style>
    <style:style style:name="P10" style:family="paragraph" style:parent-style-name="Standard">
      <style:text-properties style:use-window-font-color="true" loext:opacity="0%"/>
    </style:style>
    <style:style style:name="P11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2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3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4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5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6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7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8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9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0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1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2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3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4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5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6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7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8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9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0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1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2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3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4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5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6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7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8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9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40" style:family="paragraph" style:parent-style-name="Text_20_body" style:list-style-name="L3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41" style:family="paragraph" style:parent-style-name="Text_20_body" style:list-style-name="L3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42" style:family="paragraph" style:parent-style-name="Text_20_body" style:list-style-name="L3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43" style:family="paragraph" style:parent-style-name="Text_20_body" style:list-style-name="L3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44" style:family="paragraph" style:parent-style-name="Text_20_body" style:list-style-name="L3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45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style:use-window-font-color="true" loext:opacity="0%" style:font-name="Google Sans" fo:font-size="12pt" fo:font-style="normal" fo:font-weight="normal" loext:padding="0cm" loext:border="none"/>
    </style:style>
    <style:style style:name="P46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 style:writing-mode="lr-tb"/>
      <style:text-properties fo:font-variant="normal" fo:text-transform="none" style:use-window-font-color="true" loext:opacity="0%" style:font-name="Google Sans" fo:font-size="12pt" fo:font-style="normal" fo:font-weight="bold" loext:padding="0cm" loext:border="none"/>
    </style:style>
    <style:style style:name="T1" style:family="text">
      <style:text-properties fo:font-variant="normal" fo:text-transform="none" fo:color="#484848" loext:opacity="100%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d4d1cb" loext:opacity="100%" style:font-name="Google Sans" fo:font-size="12pt" fo:font-style="normal" fo:font-weight="bold" loext:padding="0cm" loext:border="none"/>
    </style:style>
    <style:style style:name="T3" style:family="text">
      <style:text-properties fo:font-variant="normal" fo:text-transform="none" fo:color="#d4d1cb" loext:opacity="100%" style:font-name="Google Sans" fo:font-size="12pt" fo:font-style="normal" fo:font-weight="normal" loext:padding="0cm" loext:border="none"/>
    </style:style>
    <style:style style:name="T4" style:family="text">
      <style:text-properties fo:font-variant="normal" fo:text-transform="none" fo:color="#9145d4" loext:opacity="100%" style:font-name="Google Sans Mono" fo:font-size="10.5pt" fo:font-style="normal" fo:font-weight="normal" loext:padding="0cm" loext:border="none"/>
    </style:style>
    <style:style style:name="T5" style:family="text">
      <style:text-properties fo:font-variant="normal" fo:text-transform="none" fo:color="#bcb6ae" loext:opacity="100%" style:font-name="Google Sans Mono" fo:font-size="10.5pt" fo:font-style="normal" fo:font-weight="normal" loext:padding="0cm" loext:border="none"/>
    </style:style>
    <style:style style:name="T6" style:family="text">
      <style:text-properties fo:font-variant="normal" fo:text-transform="none" fo:color="#bcb6ae" loext:opacity="100%" loext:padding="0cm" loext:border="none"/>
    </style:style>
    <style:style style:name="T7" style:family="text">
      <style:text-properties fo:font-variant="normal" fo:text-transform="none" fo:color="#ffcd61" loext:opacity="100%" style:font-name="Google Sans Mono" fo:font-size="10.5pt" fo:font-style="normal" fo:font-weight="normal" loext:padding="0cm" loext:border="none"/>
    </style:style>
    <style:style style:name="T8" style:family="text">
      <style:text-properties fo:font-variant="normal" fo:text-transform="none" fo:color="#a9a297" loext:opacity="100%" style:font-name="Google Sans Mono" fo:font-size="10.5pt" fo:font-style="normal" fo:font-weight="normal" loext:padding="0cm" loext:border="none"/>
    </style:style>
    <style:style style:name="T9" style:family="text">
      <style:text-properties fo:font-variant="normal" fo:text-transform="none" fo:color="#7ae69c" loext:opacity="100%" style:font-name="Google Sans Mono" fo:font-size="10.5pt" fo:font-style="normal" fo:font-weight="normal" loext:padding="0cm" loext:border="none"/>
    </style:style>
    <style:style style:name="T10" style:family="text">
      <style:text-properties fo:font-variant="normal" fo:text-transform="none" style:font-name="Helvetica Neue" fo:font-size="11.25pt" fo:letter-spacing="normal" fo:font-style="normal" fo:font-weight="normal"/>
    </style:style>
    <style:style style:name="T11" style:family="text">
      <style:text-properties fo:font-variant="normal" fo:text-transform="none" style:font-name="Helvetica Neue" fo:font-size="11.25pt" fo:letter-spacing="normal" fo:font-style="normal" fo:font-weight="normal" officeooo:rsid="000a4eab"/>
    </style:style>
    <style:style style:name="T12" style:family="text">
      <style:text-properties fo:font-variant="normal" fo:text-transform="none" style:font-name="Google Sans" fo:font-size="12pt" fo:font-style="normal" fo:font-weight="bold" loext:padding="0cm" loext:border="none"/>
    </style:style>
    <style:style style:name="T13" style:family="text">
      <style:text-properties fo:font-variant="normal" fo:text-transform="none" style:font-name="Google Sans" fo:font-size="12pt" fo:font-style="normal" fo:font-weight="normal" loext:padding="0cm" loext:border="none"/>
    </style:style>
    <style:style style:name="T14" style:family="text">
      <style:text-properties fo:font-variant="normal" fo:text-transform="none" style:font-name="Google Sans Mono" fo:font-size="10.5pt" fo:font-style="normal" fo:font-weight="normal" loext:padding="0cm" loext:border="none"/>
    </style:style>
    <style:style style:name="T15" style:family="text">
      <style:text-properties fo:font-variant="normal" fo:text-transform="none" loext:padding="0cm" loext:border="none"/>
    </style:style>
    <style:style style:name="T16" style:family="text">
      <style:text-properties fo:font-variant="normal" fo:text-transform="none" style:use-window-font-color="true" loext:opacity="0%" style:font-name="Google Sans" fo:font-size="12pt" fo:font-style="normal" fo:font-weight="bold" loext:padding="0cm" loext:border="none"/>
    </style:style>
    <style:style style:name="T17" style:family="text">
      <style:text-properties fo:font-variant="normal" fo:text-transform="none" style:use-window-font-color="true" loext:opacity="0%" style:font-name="Google Sans" fo:font-size="12pt" fo:font-style="normal" fo:font-weight="normal" loext:padding="0cm" loext:border="none"/>
    </style:style>
    <style:style style:name="T18" style:family="text">
      <style:text-properties fo:font-variant="normal" fo:text-transform="none" style:use-window-font-color="true" loext:opacity="0%" style:font-name="Google Sans Mono" fo:font-size="10.5pt" fo:font-style="normal" fo:font-weight="normal" loext:padding="0cm" loext:border="none"/>
    </style:style>
    <style:style style:name="T19" style:family="text">
      <style:text-properties fo:font-variant="normal" fo:text-transform="none" style:use-window-font-color="true" loext:opacity="0%" loext:padding="0cm" loext:border="none"/>
    </style:style>
    <style:style style:name="T20" style:family="text">
      <style:text-properties fo:color="#484848" loext:opacity="100%" style:font-name="Helvetica Neue" fo:font-size="11.25pt" fo:letter-spacing="normal" fo:font-weight="normal"/>
    </style:style>
    <style:style style:name="T21" style:family="text">
      <style:text-properties style:font-name="Helvetica Neue" fo:font-size="11.25pt" fo:letter-spacing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21">Complementando a Ideia de Projeto: Monitoramento de Preços de Notebooks</text:span></text:h>
      <text:p text:style-name="P11"><text:span text:style-name="Strong_20_Emphasis"><text:span text:style-name="T16">Excelente escolha de projeto!</text:span></text:span><text:span text:style-name="T17"> O monitoramento de preços é uma área com grande demanda, especialmente em um mercado tão dinâmico como o de eletrônicos. Utilizar o Scrapy para essa tarefa é uma ótima opção devido à sua eficiência e flexibilidade na extração de dados de sites.</text:span></text:p>
      <text:h text:style-name="P2" text:outline-level="3">Ampliando o Escopo do Projeto</text:h>
      <text:p text:style-name="P11"><text:span text:style-name="Strong_20_Emphasis"><text:span text:style-name="T16">Para tornar o projeto ainda mais completo e interessante, podemos considerar as seguintes adições:</text:span></text:span></text:p>
      <text:list text:style-name="L1">
        <text:list-item>
          <text:p text:style-name="P19"><text:span text:style-name="Strong_20_Emphasis"><text:span text:style-name="T16">Comparação de Preços:</text:span></text:span></text:p>
          <text:list>
            <text:list-item>
              <text:p text:style-name="P19"><text:span text:style-name="Strong_20_Emphasis"><text:span text:style-name="T16">Histórico de Preços:</text:span></text:span><text:span text:style-name="T17"> Gere gráficos para visualizar a variação de preços ao longo do tempo, identificando tendências e oportunidades de compra.</text:span></text:p>
            </text:list-item>
            <text:list-item>
              <text:p text:style-name="P19"><text:span text:style-name="Strong_20_Emphasis"><text:span text:style-name="T16">Alertas Personalizados:</text:span></text:span><text:span text:style-name="T17"> Envie notificações (e-mail, SMS, notificações push) quando o preço de um notebook atingir um valor pré-definido pelo usuário ou quando houver uma queda significativa.</text:span></text:p>
            </text:list-item>
          </text:list>
        </text:list-item>
        <text:list-item>
          <text:p text:style-name="P19"><text:span text:style-name="Strong_20_Emphasis"><text:span text:style-name="T16">Filtros Personalizados:</text:span></text:span></text:p>
          <text:list>
            <text:list-item>
              <text:p text:style-name="P19"><text:span text:style-name="Strong_20_Emphasis"><text:span text:style-name="T16">Especificações Técnicas:</text:span></text:span><text:span text:style-name="T17"> Permita que o usuário filtre os notebooks por marca, modelo, processador, memória RAM, armazenamento, sistema operacional, etc.</text:span></text:p>
            </text:list-item>
            <text:list-item>
              <text:p text:style-name="P19"><text:span text:style-name="Strong_20_Emphasis"><text:span text:style-name="T16">Condição do Produto:</text:span></text:span><text:span text:style-name="T17"> Inclua a opção de filtrar por produtos novos, usados ou recondicionados.</text:span></text:p>
            </text:list-item>
          </text:list>
        </text:list-item>
        <text:list-item>
          <text:p text:style-name="P19"><text:span text:style-name="Strong_20_Emphasis"><text:span text:style-name="T16">Análise de Sentimento:</text:span></text:span></text:p>
          <text:list>
            <text:list-item>
              <text:p text:style-name="P19"><text:span text:style-name="Strong_20_Emphasis"><text:span text:style-name="T16">Opinião dos Consumidores:</text:span></text:span><text:span text:style-name="T17"> Utilize técnicas de análise de sentimento para avaliar a opinião dos usuários sobre os notebooks, baseando-se em reviews e comentários.</text:span></text:p>
            </text:list-item>
            <text:list-item>
              <text:p text:style-name="P19"><text:span text:style-name="Strong_20_Emphasis"><text:span text:style-name="T16">Relação Preço-Qualidade:</text:span></text:span><text:span text:style-name="T17"> Correlacione o preço do produto com a satisfação dos clientes, identificando os melhores custo-benefício.</text:span></text:p>
            </text:list-item>
          </text:list>
        </text:list-item>
        <text:list-item>
          <text:p text:style-name="P19"><text:span text:style-name="Strong_20_Emphasis"><text:span text:style-name="T16">Integração com Ferramentas Externas:</text:span></text:span></text:p>
          <text:list>
            <text:list-item>
              <text:p text:style-name="P19"><text:span text:style-name="Strong_20_Emphasis"><text:span text:style-name="T16">Planilhas:</text:span></text:span><text:span text:style-name="T17"> Exporte os dados para planilhas eletrônicas (Excel, Google Sheets) para análise mais detalhada.</text:span></text:p>
            </text:list-item>
            <text:list-item>
              <text:p text:style-name="P19"><text:span text:style-name="Strong_20_Emphasis"><text:span text:style-name="T16">Bancos de Dados:</text:span></text:span><text:span text:style-name="T17"> Armazene os dados em um banco de dados para consultas e análises futuras.</text:span></text:p>
            </text:list-item>
            <text:list-item>
              <text:p text:style-name="P19"><text:span text:style-name="Strong_20_Emphasis"><text:span text:style-name="T16">Dashboards:</text:span></text:span><text:span text:style-name="T17"> Crie dashboards interativos utilizando ferramentas como Tableau, Power BI ou Plotly para visualizar os dados de forma mais intuitiva.</text:span></text:p>
            </text:list-item>
          </text:list>
        </text:list-item>
        <text:list-item>
          <text:p text:style-name="P19"><text:span text:style-name="Strong_20_Emphasis"><text:span text:style-name="T16">Considerações Adicionais:</text:span></text:span></text:p>
        </text:list-item>
        <text:list-item>
          <text:p text:style-name="P19"><text:soft-page-break/><text:span text:style-name="Strong_20_Emphasis"><text:span text:style-name="T16">Rotinas de Manutenção:</text:span></text:span><text:span text:style-name="T17"> Implemente rotinas para atualizar os preços periodicamente e lidar com possíveis mudanças na estrutura dos sites.</text:span></text:p>
        </text:list-item>
        <text:list-item>
          <text:p text:style-name="P19"><text:span text:style-name="Strong_20_Emphasis"><text:span text:style-name="T16">Proxy Servers:</text:span></text:span><text:span text:style-name="T17"> Utilize proxy servers para evitar bloqueios e aumentar a velocidade de scraping.</text:span></text:p>
        </text:list-item>
        <text:list-item>
          <text:p text:style-name="P19"><text:span text:style-name="Strong_20_Emphasis"><text:span text:style-name="T16">Cloud Computing:</text:span></text:span><text:span text:style-name="T17"> Considere utilizar plataformas em nuvem (AWS, GCP, Azure) para escalar o projeto e lidar com grandes volumes de dados.</text:span></text:p>
        </text:list-item>
      </text:list>
      <text:h text:style-name="P2" text:outline-level="3">Estrutura Básica do Projeto Scrapy</text:h>
      <text:p text:style-name="P45">Um projeto Scrapy típico para essa finalidade incluiria:</text:p>
      <text:list text:style-name="L2">
        <text:list-item>
          <text:p text:style-name="P36"><text:span text:style-name="Strong_20_Emphasis"><text:span text:style-name="T16">Items:</text:span></text:span><text:span text:style-name="T17"> Definição dos campos que serão extraídos (nome do produto, preço, especificações, etc.).</text:span></text:p>
        </text:list-item>
        <text:list-item>
          <text:p text:style-name="P36"><text:span text:style-name="Strong_20_Emphasis"><text:span text:style-name="T16">Spiders:</text:span></text:span><text:span text:style-name="T17"> Criação de spiders para cada site (Amazon, Mercado Livre), definindo as regras de navegação e extração dos dados.</text:span></text:p>
        </text:list-item>
        <text:list-item>
          <text:p text:style-name="P36"><text:span text:style-name="Strong_20_Emphasis"><text:span text:style-name="T16">Pipelines:</text:span></text:span><text:span text:style-name="T17"> Processamento dos dados extraídos, como limpeza, validação e armazenamento.</text:span></text:p>
        </text:list-item>
        <text:list-item>
          <text:p text:style-name="P36"><text:span text:style-name="Strong_20_Emphasis"><text:span text:style-name="T16">Settings:</text:span></text:span><text:span text:style-name="T17"> Configuração do projeto, incluindo o user-agent, rotinas de delay, etc.</text:span></text:p>
        </text:list-item>
      </text:list>
      <text:p text:style-name="P11"><text:span text:style-name="Strong_20_Emphasis"><text:span text:style-name="T16">Exemplo de um item:</text:span></text:span></text:p>
      <text:p text:style-name="P46">Python</text:p>
      <text:p text:style-name="P6"><text:span text:style-name="Source_20_Text"><text:span text:style-name="T18">import scrapy</text:span></text:span></text:p>
      <text:p text:style-name="P9"/>
      <text:p text:style-name="P5"><text:span text:style-name="Source_20_Text"><text:span text:style-name="T18">class NotebookItem(scrapy.Item):</text:span></text:span></text:p>
      <text:p text:style-name="P8"><text:span text:style-name="Source_20_Text"><text:span text:style-name="T19"><text:s text:c="4"/></text:span></text:span><text:span text:style-name="Source_20_Text"><text:span text:style-name="T18">nome = scrapy.Field()</text:span></text:span></text:p>
      <text:p text:style-name="P8"><text:span text:style-name="Source_20_Text"><text:span text:style-name="T19"><text:s text:c="4"/></text:span></text:span><text:span text:style-name="Source_20_Text"><text:span text:style-name="T18">preco = scrapy.Field()</text:span></text:span></text:p>
      <text:p text:style-name="P8"><text:span text:style-name="Source_20_Text"><text:span text:style-name="T19"><text:s text:c="4"/></text:span></text:span><text:span text:style-name="Source_20_Text"><text:span text:style-name="T18">marca = scrapy.Field()</text:span></text:span></text:p>
      <text:p text:style-name="P8"><text:span text:style-name="Source_20_Text"><text:span text:style-name="T19"><text:s text:c="4"/></text:span></text:span><text:span text:style-name="Source_20_Text"><text:span text:style-name="T18">processador = scrapy.Field()</text:span></text:span></text:p>
      <text:p text:style-name="P5"><text:span text:style-name="Source_20_Text"><text:span text:style-name="T19"><text:s text:c="4"/></text:span></text:span><text:span text:style-name="Source_20_Text"><text:span text:style-name="T18"># ... outros campos</text:span></text:span></text:p>
      <text:p text:style-name="P11"><text:span text:style-name="Strong_20_Emphasis"><text:span text:style-name="T16">Exemplo de um spider (simplificado):</text:span></text:span></text:p>
      <text:p text:style-name="P46">Python</text:p>
      <text:p text:style-name="P6"><text:span text:style-name="Source_20_Text"><text:span text:style-name="T18">import scrapy</text:span></text:span></text:p>
      <text:p text:style-name="P5"><text:span text:style-name="Source_20_Text"><text:span text:style-name="T18">from .items import NotebookItem</text:span></text:span></text:p>
      <text:p text:style-name="P9"/>
      <text:p text:style-name="P5"><text:span text:style-name="Source_20_Text"><text:span text:style-name="T18">class AmazonSpider(scrapy.Spider):</text:span></text:span></text:p>
      <text:p text:style-name="P5"><text:span text:style-name="Source_20_Text"><text:span text:style-name="T19"><text:s text:c="4"/></text:span></text:span><text:span text:style-name="Source_20_Text"><text:span text:style-name="T18">name = 'amazon'</text:span></text:span></text:p>
      <text:p text:style-name="P5"><text:span text:style-name="Source_20_Text"><text:span text:style-name="T19"><text:s text:c="4"/></text:span></text:span><text:span text:style-name="Source_20_Text"><text:span text:style-name="T18">start_urls = ['https://www.amazon.com.br/notebooks']</text:span></text:span></text:p>
      <text:p text:style-name="P9"/>
      <text:p text:style-name="P5"><text:span text:style-name="Source_20_Text"><text:span text:style-name="T19"><text:s text:c="4"/></text:span></text:span><text:span text:style-name="Source_20_Text"><text:span text:style-name="T18">def parse(self, response):</text:span></text:span></text:p>
      <text:p text:style-name="P5"><text:span text:style-name="Source_20_Text"><text:span text:style-name="T19"><text:s text:c="8"/></text:span></text:span><text:span text:style-name="Source_20_Text"><text:span text:style-name="T18">for notebook in response.css('div.s-result-item'):</text:span></text:span></text:p>
      <text:p text:style-name="P8"><text:span text:style-name="Source_20_Text"><text:span text:style-name="T19"><text:s text:c="12"/></text:span></text:span><text:span text:style-name="Source_20_Text"><text:span text:style-name="T18">item = NotebookItem()</text:span></text:span></text:p>
      <text:p text:style-name="P5"><text:span text:style-name="Source_20_Text"><text:span text:style-name="T19"><text:s text:c="12"/></text:span></text:span><text:span text:style-name="Source_20_Text"><text:span text:style-name="T18">item['nome'] = notebook.css('span.a-size-medium::text').get()</text:span></text:span></text:p>
      <text:p text:style-name="P5"><text:span text:style-name="Source_20_Text"><text:span text:style-name="T19"><text:s text:c="12"/></text:span></text:span><text:span text:style-name="Source_20_Text"><text:span text:style-name="T18">item['preco'] = notebook.css('span.a-offscreen::text').get()</text:span></text:span></text:p>
      <text:p text:style-name="P5"><text:soft-page-break/><text:span text:style-name="Source_20_Text"><text:span text:style-name="T19"><text:s text:c="12"/></text:span></text:span><text:span text:style-name="Source_20_Text"><text:span text:style-name="T18"># ... outros campos</text:span></text:span></text:p>
      <text:p text:style-name="P5"><text:span text:style-name="Source_20_Text"><text:span text:style-name="T19"><text:s text:c="12"/></text:span></text:span><text:span text:style-name="Source_20_Text"><text:span text:style-name="T18">yield item</text:span></text:span></text:p>
      <text:h text:style-name="P2" text:outline-level="3">Próximos Passos</text:h>
      <text:list text:style-name="L3">
        <text:list-item>
          <text:p text:style-name="P40"><text:span text:style-name="Strong_20_Emphasis"><text:span text:style-name="T16">Definição Detalhada:</text:span></text:span><text:span text:style-name="T17"> Escolha as funcionalidades que você deseja implementar e defina as especificações técnicas.</text:span></text:p>
        </text:list-item>
        <text:list-item>
          <text:p text:style-name="P40"><text:span text:style-name="Strong_20_Emphasis"><text:span text:style-name="T16">Estrutura do Projeto:</text:span></text:span><text:span text:style-name="T17"> Crie a estrutura do projeto Scrapy e os itens necessários.</text:span></text:p>
        </text:list-item>
        <text:list-item>
          <text:p text:style-name="P40"><text:span text:style-name="Strong_20_Emphasis"><text:span text:style-name="T16">Desenvolvimento dos Spiders:</text:span></text:span><text:span text:style-name="T17"> Implemente os spiders para cada site, ajustando os seletores CSS ou XPath de acordo com a estrutura das páginas.</text:span></text:p>
        </text:list-item>
        <text:list-item>
          <text:p text:style-name="P40"><text:span text:style-name="Strong_20_Emphasis"><text:span text:style-name="T16">Pipelines:</text:span></text:span><text:span text:style-name="T17"> Configure os pipelines para salvar os dados em um formato adequado.</text:span></text:p>
        </text:list-item>
        <text:list-item>
          <text:p text:style-name="P40"><text:span text:style-name="Strong_20_Emphasis"><text:span text:style-name="T16">Interface do Usuário:</text:span></text:span><text:span text:style-name="T17"> Crie uma interface simples para o usuário configurar os filtros e visualizar os resultados.</text:span></text:p>
        </text:list-item>
      </text:list>
      <text:p text:style-name="P11"><text:span text:style-name="Strong_20_Emphasis"><text:span text:style-name="T16">Gostaria de se aprofundar em algum desses tópicos?</text:span></text:span><text:span text:style-name="T17"> Posso fornecer mais detalhes sobre a implementação de cada parte do projeto.</text:span></text:p>
      <text:p text:style-name="P11"><text:span text:style-name="Strong_20_Emphasis"><text:span text:style-name="T16">Quais são suas principais dúvidas até o momento?</text:span></text:span></text:p>
      <text:p text:style-name="P11"><text:span text:style-name="Strong_20_Emphasis"><text:span text:style-name="T16">Comente abaixo e vamos juntos construir um projeto incrível!</text:span></text:span></text:p>
      <text:p text:style-name="P11"><text:span text:style-name="Strong_20_Emphasis"><text:span text:style-name="T16">Palavras-chave:</text:span></text:span><text:span text:style-name="T17"> Scrapy, Python, monitoramento de preços, notebooks, Amazon, Mercado Livre, análise de dados, web scraping, data science.</text:span></text:p>
      <text:p text:style-name="P10"><text:span text:style-name="T10">------------------------------------------------------------------------------------------------------</text:span><text:span text:style-name="T11">­</text:span></text:p>
      <text:p text:style-name="P10">Aqui está uma descrição mais detalhada e completa para o projeto de monitoramento de preços de notebooks nos sites da Amazon e Mercado Livre utilizando Scrapy:</text:p>
      <text:p text:style-name="P10"/>
      <text:p text:style-name="P10">### **Projeto: Monitoramento de Preços de Notebooks com Scrapy**</text:p>
      <text:p text:style-name="P10"/>
      <text:p text:style-name="P10">#### **Objetivo**</text:p>
      <text:p text:style-name="P10">O objetivo do projeto é desenvolver um sistema automatizado para monitorar e comparar os preços de notebooks vendidos nos sites da Amazon e Mercado Livre. O sistema deve coletar informações de forma contínua e armazená-las em um banco de dados para análise e tomada de decisão.</text:p>
      <text:p text:style-name="P10"/>
      <text:p text:style-name="P10">#### **Funcionalidades Principais**</text:p>
      <text:p text:style-name="P10">1. **Coleta de Dados:**</text:p>
      <text:p text:style-name="P10"><text:s text:c="3"/>- **Scrapy:** Utilizar o Scrapy para fazer a raspagem de dados nas páginas de produtos de notebooks nos sites da Amazon e Mercado Livre.</text:p>
      <text:p text:style-name="P10"><text:s text:c="3"/>- **Informações a Serem Coletadas:**</text:p>
      <text:p text:style-name="P10"><text:s text:c="5"/>- Nome do produto</text:p>
      <text:p text:style-name="P10"><text:s text:c="5"/>- Preço atual</text:p>
      <text:p text:style-name="P10"><text:s text:c="5"/>- Avaliação dos usuários (número de estrelas e quantidade de avaliações)</text:p>
      <text:p text:style-name="P10"><text:s text:c="5"/>- Link do produto</text:p>
      <text:p text:style-name="P10"><text:s text:c="5"/>- Data e hora da coleta</text:p>
      <text:p text:style-name="P10"><text:s text:c="5"/>- Vendedor (quando aplicável)</text:p>
      <text:p text:style-name="P10"><text:s text:c="5"/>- Condição do produto (novo ou usado)</text:p>
      <text:p text:style-name="P10"><text:soft-page-break/><text:s text:c="3"/>- **Filtros:** Definir palavras-chave para notebooks (por exemplo, “notebook”, “laptop”) e critérios específicos, como faixa de preço, marca ou características técnicas.</text:p>
      <text:p text:style-name="P10"/>
      <text:p text:style-name="P10">2. **Armazenamento de Dados:**</text:p>
      <text:p text:style-name="P10"><text:s text:c="3"/>- **Banco de Dados:** Utilizar um banco de dados relacional como SQLite ou PostgreSQL para armazenar os dados coletados.</text:p>
      <text:p text:style-name="P10"><text:s text:c="3"/>- **Schema do Banco de Dados:**</text:p>
      <text:p text:style-name="P10"><text:s text:c="5"/>- Tabela para armazenar produtos monitorados</text:p>
      <text:p text:style-name="P10"><text:s text:c="5"/>- Tabela para histórico de preços, vinculada ao produto por uma chave estrangeira</text:p>
      <text:p text:style-name="P10"><text:s text:c="5"/>- Tabela para vendedores, se aplicável</text:p>
      <text:p text:style-name="P10"/>
      <text:p text:style-name="P10">3. **Notificações e Alertas:**</text:p>
      <text:p text:style-name="P10"><text:s text:c="3"/>- **Monitoramento de Alterações de Preço:**</text:p>
      <text:p text:style-name="P10"><text:s text:c="5"/>- Implementar um sistema de notificações para alertar o usuário quando o preço de um notebook cair abaixo de um determinado valor.</text:p>
      <text:p text:style-name="P10"><text:s text:c="5"/>- Envio de notificações por email ou integração com um bot no Telegram.</text:p>
      <text:p text:style-name="P10"><text:s text:c="3"/>- **Relatórios:** Geração de relatórios semanais/mensais com as tendências de preço e comparação entre os diferentes vendedores.</text:p>
      <text:p text:style-name="P10"/>
      <text:p text:style-name="P10">4. **Interface de Usuário:**</text:p>
      <text:p text:style-name="P10"><text:s text:c="3"/>- **Dashboard:** Desenvolver uma interface web simples usando frameworks como Streamlit ou Flask para visualizar os dados coletados e os gráficos de tendência de preços ao longo do tempo.</text:p>
      <text:p text:style-name="P10"><text:s text:c="3"/>- **Filtros:** Permitir que o usuário filtre notebooks por marca, preço, data de coleta, entre outros critérios.</text:p>
      <text:p text:style-name="P10"/>
      <text:p text:style-name="P10">5. **Automação e Agendamento:**</text:p>
      <text:p text:style-name="P10"><text:s text:c="3"/>- **Execução Periódica:** Configurar a execução periódica do Scrapy usando cron jobs (em sistemas Linux) ou outro agendador de tarefas para executar a coleta de dados em intervalos regulares (por exemplo, diariamente ou a cada hora).</text:p>
      <text:p text:style-name="P10"><text:s text:c="3"/>- **Escalabilidade:** Considerar a escalabilidade do sistema para adicionar novos sites de e-commerce no futuro.</text:p>
      <text:p text:style-name="P10"/>
      <text:p text:style-name="P10">6. **Análise e Visualização de Dados:**</text:p>
      <text:p text:style-name="P10"><text:s text:c="3"/>- **Tendências de Preço:** Análise dos dados para identificar tendências de preços ao longo do tempo, variações sazonais e possíveis promoções.</text:p>
      <text:p text:style-name="P10"><text:s text:c="3"/>- **Comparações:** Comparação entre diferentes vendedores e plataformas para identificar as melhores ofertas e condições de compra.</text:p>
      <text:p text:style-name="P10"/>
      <text:p text:style-name="P10">#### **Tecnologias Utilizadas**</text:p>
      <text:p text:style-name="P10">- **Python:** Linguagem principal para o desenvolvimento.</text:p>
      <text:p text:style-name="P10">- **Scrapy:** Framework para raspagem de dados.</text:p>
      <text:p text:style-name="P10">- **SQLite/PostgreSQL:** Banco de dados para armazenamento dos dados coletados.</text:p>
      <text:p text:style-name="P10">- **Streamlit/Flask:** Frameworks para criação de dashboards e interfaces web.</text:p>
      <text:p text:style-name="P10">- **Matplotlib/Seaborn:** Bibliotecas para visualização e gráficos.</text:p>
      <text:p text:style-name="P10">- **Cron Jobs:** Para agendamento de execuções periódicas.</text:p>
      <text:p text:style-name="P10"/>
      <text:p text:style-name="P10">#### **Desafios Potenciais**</text:p>
      <text:p text:style-name="P10">- **Bloqueios e Captchas:** Gerenciamento de possíveis bloqueios e CAPTCHAs que podem ser aplicados pelos sites durante a coleta de dados.</text:p>
      <text:p text:style-name="P10">- **Mudanças nas Estruturas de Páginas:** Adaptar o scraper às mudanças nas estruturas das páginas dos sites monitorados.</text:p>
      <text:p text:style-name="P10"><text:soft-page-break/>- **Escalabilidade:** Otimizar o sistema para monitorar uma grande quantidade de produtos e páginas sem comprometer a performance.</text:p>
      <text:p text:style-name="P10"/>
      <text:p text:style-name="P10">Este projeto não só permitirá monitorar preços e identificar oportunidades de compra, mas também fornecerá uma base sólida para expandir o sistema para outros produtos e sites de e-commerce no futur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Helvetica Neue', sans-serif"/>
    <style:font-face style:name="Google Sans Mono" svg:font-family="'Google Sans Mono', monospace"/>
    <style:font-face style:name="Helvetica Neue" svg:font-family="'Helvetica Neue', Helvetica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6:28:30.510242988</meta:creation-date>
    <dc:date>2024-08-31T22:00:11.477417291</dc:date>
    <meta:editing-duration>PT1M32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5" meta:paragraph-count="109" meta:word-count="1194" meta:character-count="8427" meta:non-whitespace-character-count="7170"/>
  </office:meta>
</office:document-meta>
</file>